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0DE000000E381DA2EDEA1DAED07.jpg" manifest:media-type="image/jpeg"/>
  <manifest:file-entry manifest:full-path="Pictures/10000001000003340000027688FAEC7831F7B6DD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168253" draw:textarea-horizontal-align="justify" draw:textarea-vertical-align="middle" draw:auto-grow-height="false" fo:min-height="2.5cm" fo:min-width="18.5cm"/>
      <style:paragraph-properties style:writing-mode="lr-tb"/>
    </style:style>
    <style:style style:name="gr2" style:family="graphic" style:parent-style-name="Αντικείμενο_20_χωρίς_20_γέμισμα_20_και_20_χωρίς_20_γραμμή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5cm" fo:min-width="1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5cm" fo:min-width="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5cm" fo:min-width="1.7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342cm" fo:min-width="3.39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1.688cm"/>
    </style:style>
    <style:style style:name="gr8" style:family="graphic" style:parent-style-name="objectwithoutfill">
      <style:graphic-properties draw:marker-end="Άκρες_20_βελών_20_1" draw:marker-end-width="0.3cm" draw:fill="none" draw:textarea-vertical-align="middle"/>
    </style:style>
    <style:style style:name="gr9" style:family="graphic" style:parent-style-name="objectwithoutfill">
      <style:graphic-properties draw:marker-end="Άκρες_20_βελών_20_2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168253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Προεπιλογή">
        <draw:custom-shape draw:style-name="gr1" draw:text-style-name="P2" draw:layer="layout" svg:width="19cm" svg:height="2.75cm" svg:x="1cm" svg:y="1cm">
          <text:p text:style-name="P1">Show incomes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6.011cm" svg:height="6.146cm" svg:x="2.239cm" svg:y="6.354cm">
          <draw:image xlink:href="Pictures/10000000000000DE000000E381DA2EDEA1DAED07.jpg" xlink:type="simple" xlink:show="embed" xlink:actuate="onLoad" draw:mime-type="image/jpeg">
            <text:p/>
          </draw:image>
        </draw:frame>
        <draw:custom-shape draw:style-name="gr3" draw:text-style-name="P1" draw:layer="layout" svg:width="2cm" svg:height="0.75cm" svg:x="1.75cm" svg:y="5.25cm">
          <text:p text:style-name="P1">Yea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cm" svg:height="0.75cm" svg:x="4cm" svg:y="5.25cm">
          <text:p text:style-name="P1">Mont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.25cm" svg:height="0.75cm" svg:x="6.75cm" svg:y="5.25cm">
          <text:p text:style-name="P1">Da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5.5cm" svg:height="2.25cm" svg:x="13.25cm" svg:y="5cm">
          <text:p text:style-name="P1">Tot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5.5cm" svg:height="2.25cm" svg:x="13.25cm" svg:y="8cm">
          <text:p text:style-name="P1">Cour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5.5cm" svg:height="2.25cm" svg:x="13.25cm" svg:y="11cm">
          <text:p text:style-name="P1">Own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5cm" svg:height="0.25cm" svg:x="10.75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" draw:layer="layout" svg:width="18.999cm" svg:height="14.596cm" svg:x="0.75cm" svg:y="14.404cm">
          <draw:image xlink:href="Pictures/10000001000003340000027688FAEC7831F7B6DD.png" xlink:type="simple" xlink:show="embed" xlink:actuate="onLoad" draw:mime-type="image/png">
            <text:p/>
          </draw:image>
        </draw:frame>
        <draw:line draw:style-name="gr8" draw:text-style-name="P3" draw:layer="layout" svg:x1="3.25cm" svg:y1="26.25cm" svg:x2="3.25cm" svg:y2="16.25cm">
          <text:p/>
        </draw:line>
        <draw:line draw:style-name="gr9" draw:text-style-name="P3" draw:layer="layout" svg:x1="3.25cm" svg:y1="26.25cm" svg:x2="19.75cm" svg:y2="26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Γεμάτο" draw:style="linear" draw:start-color="#ffffff" draw:end-color="#cccccc" draw:start-intensity="100%" draw:end-intensity="100%" draw:angle="30deg" draw:border="0%"/>
    <draw:gradient draw:name="Γεμάτο_20_με_20_γαλάζιο" draw:display-name="Γεμάτο με γαλάζιο" draw:style="linear" draw:start-color="#729fcf" draw:end-color="#355269" draw:start-intensity="100%" draw:end-intensity="100%" draw:angle="30deg" draw:border="0%"/>
    <draw:gradient draw:name="Γεμάτο_20_με_20_κίτρινο" draw:display-name="Γεμάτο με κίτρινο" draw:style="linear" draw:start-color="#ffde59" draw:end-color="#b47804" draw:start-intensity="100%" draw:end-intensity="100%" draw:angle="30deg" draw:border="0%"/>
    <draw:gradient draw:name="Γεμάτο_20_με_20_κόκκινο" draw:display-name="Γεμάτο με κόκκινο" draw:style="linear" draw:start-color="#ff6d6d" draw:end-color="#c9211e" draw:start-intensity="100%" draw:end-intensity="100%" draw:angle="30deg" draw:border="0%"/>
    <draw:gradient draw:name="Γεμάτο_20_με_20_πράσινο" draw:display-name="Γεμάτο με πράσινο" draw:style="linear" draw:start-color="#77bc65" draw:end-color="#127622" draw:start-intensity="100%" draw:end-intensity="100%" draw:angle="30deg" draw:border="0%"/>
    <draw:gradient draw:name="Σχήματα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Άκρες_20_βελών_20_1" draw:display-name="Άκρες βελών 1" svg:viewBox="0 0 20 20" svg:d="M0 20l10-20 10 20z"/>
    <draw:marker draw:name="Άκρες_20_βελών_20_2" draw:display-name="Άκρες βελών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Σχήματα"/>
      <style:text-properties fo:font-size="14pt" fo:font-weight="bold"/>
    </style:style>
    <style:style style:name="Filled" style:family="graphic" style:parent-style-name="Shapes">
      <style:graphic-properties draw:fill="gradient" draw:fill-gradient-name="Γεμάτο"/>
    </style:style>
    <style:style style:name="Filled_20_Blue" style:display-name="Filled Blue" style:family="graphic" style:parent-style-name="Filled">
      <style:graphic-properties draw:fill-gradient-name="Γεμάτο_20_με_20_γαλάζιο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Γεμάτο_20_με_20_πράσινο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Γεμάτο_20_με_20_κόκκινο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Γεμάτο_20_με_20_κίτρινο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Προεπιλογή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27T16:09:07.427000000</meta:creation-date>
    <dc:date>2023-03-27T17:02:27.701000000</dc:date>
    <meta:editing-duration>PT53M20S</meta:editing-duration>
    <meta:editing-cycles>1</meta:editing-cycles>
    <meta:document-statistic meta:object-count="12"/>
    <meta:generator>LibreOffice/7.5.1.2$Windows_X86_64 LibreOffice_project/fcbaee479e84c6cd81291587d2ee68cba099e129</meta:generator>
  </office:meta>
</office:document-meta>
</file>